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7000005533061045B.png"/>
  <manifest:file-entry manifest:media-type="image/png" manifest:full-path="Pictures/10000000000003CB000005F82D95CEE1.png"/>
  <manifest:file-entry manifest:media-type="image/png" manifest:full-path="Pictures/10000000000003C900000555B36E9046.png"/>
  <manifest:file-entry manifest:media-type="image/png" manifest:full-path="Pictures/10000000000003C50000056F55C6BD18.png"/>
  <manifest:file-entry manifest:media-type="image/png" manifest:full-path="Pictures/10000000000003CB000004502639C222.png"/>
  <manifest:file-entry manifest:media-type="image/png" manifest:full-path="Pictures/10000000000003C80000054654355DDC.png"/>
  <manifest:file-entry manifest:media-type="image/png" manifest:full-path="Pictures/10000000000003E400000575BB8FB3E2.png"/>
  <manifest:file-entry manifest:media-type="image/png" manifest:full-path="Pictures/10000000000003D1000006A4A6A13E04.png"/>
  <manifest:file-entry manifest:media-type="image/png" manifest:full-path="Pictures/10000000000003C3000006A414CE117F.png"/>
  <manifest:file-entry manifest:media-type="image/png" manifest:full-path="Pictures/10000000000003F20000062317B4C1A4.png"/>
  <manifest:file-entry manifest:media-type="image/png" manifest:full-path="Pictures/10000000000003E4000004C7810870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fika1" text:anchor-type="paragraph" svg:width="17cm" svg:height="23.708cm" draw:z-index="7"><draw:image xlink:href="Pictures/10000000000003C80000054654355DDC.png" xlink:type="simple" xlink:show="embed" xlink:actuate="onLoad"/></draw:frame></text:p>
      <text:p text:style-name="Standard"><draw:frame draw:style-name="fr3" draw:name="grafika2" text:anchor-type="paragraph" svg:width="16.824cm" svg:height="29.7cm" draw:z-index="8"><draw:image xlink:href="Pictures/10000000000003C3000006A414CE117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a7" text:anchor-type="paragraph" svg:width="17cm" svg:height="19.329cm" draw:z-index="0"><draw:image xlink:href="Pictures/10000000000003CB000004502639C222.png" xlink:type="simple" xlink:show="embed" xlink:actuate="onLoad"/></draw:frame></text:p>
      <text:p text:style-name="Standard"><draw:frame draw:style-name="fr1" draw:name="grafika8" text:anchor-type="paragraph" svg:width="17cm" svg:height="23.844cm" draw:z-index="1"><draw:image xlink:href="Pictures/10000000000003E400000575BB8FB3E2.png" xlink:type="simple" xlink:show="embed" xlink:actuate="onLoad"/></draw:frame></text:p>
      <text:p text:style-name="Standard"><draw:frame draw:style-name="fr2" draw:name="grafika3" text:anchor-type="paragraph" svg:width="17cm" svg:height="23.947cm" draw:z-index="9"><draw:image xlink:href="Pictures/10000000000003C900000555B36E9046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grafika4" text:anchor-type="paragraph" svg:width="17cm" svg:height="24.504cm" draw:z-index="10"><draw:image xlink:href="Pictures/10000000000003C50000056F55C6BD18.png" xlink:type="simple" xlink:show="embed" xlink:actuate="onLoad"/></draw:frame><text:soft-page-break/></text:p>
      <text:p text:style-name="Standard"><draw:frame draw:style-name="fr1" draw:name="grafika9" text:anchor-type="paragraph" svg:width="17cm" svg:height="26.442cm" draw:z-index="2"><draw:image xlink:href="Pictures/10000000000003F20000062317B4C1A4.png" xlink:type="simple" xlink:show="embed" xlink:actuate="onLoad"/></draw:frame><text:soft-page-break/></text:p>
      <text:p text:style-name="Standard"><draw:frame draw:style-name="fr1" draw:name="grafika10" text:anchor-type="paragraph" svg:width="17cm" svg:height="29.58cm" draw:z-index="3"><draw:image xlink:href="Pictures/10000000000003D1000006A4A6A13E04.png" xlink:type="simple" xlink:show="embed" xlink:actuate="onLoad"/></draw:frame><text:soft-page-break/></text:p>
      <text:p text:style-name="Standard"><draw:frame draw:style-name="fr2" draw:name="grafika11" text:anchor-type="paragraph" svg:width="17cm" svg:height="26.751cm" draw:z-index="4"><draw:image xlink:href="Pictures/10000000000003CB000005F82D95CEE1.png" xlink:type="simple" xlink:show="embed" xlink:actuate="onLoad"/></draw:frame><text:soft-page-break/></text:p>
      <text:p text:style-name="Standard"><draw:frame draw:style-name="fr2" draw:name="grafika12" text:anchor-type="paragraph" svg:width="17cm" svg:height="20.874cm" draw:z-index="5"><draw:image xlink:href="Pictures/10000000000003E4000004C781087079.png" xlink:type="simple" xlink:show="embed" xlink:actuate="onLoad"/></draw:frame><draw:frame draw:style-name="fr2" draw:name="grafika13" text:anchor-type="paragraph" svg:width="17cm" svg:height="23.571cm" draw:z-index="6"><draw:image xlink:href="Pictures/10000000000003D7000005533061045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</meta:initial-creator>
    <meta:creation-date>2024-02-04T18:22:22.41</meta:creation-date>
    <dc:date>2024-02-04T18:29:39.05</dc:date>
    <dc:creator>Tom </dc:creator>
    <meta:editing-duration>PT7M17S</meta:editing-duration>
    <meta:editing-cycles>1</meta:editing-cycles>
    <meta:generator>OpenOffice/4.1.7$Win32 OpenOffice.org_project/417m1$Build-9800</meta:generator>
    <meta:document-statistic meta:table-count="0" meta:image-count="11" meta:object-count="0" meta:page-count="8" meta:paragraph-count="0" meta:word-count="0" meta:character-count="0"/>
  </office:meta>
</office:document-meta>
</file>